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Helvetica Neue', sans-serif"/>
    <style:font-face style:name="NSimSun" svg:font-family="NSimSun" style:font-family-generic="system" style:font-pitch="variable"/>
    <style:font-face style:name="YS Text" svg:font-family="'YS Text', Arial, Helvetica, 'Arial Unicode MS', sans-serif"/>
  </office:font-face-decls>
  <office:automatic-styles>
    <style:style style:name="P1" style:family="paragraph" style:parent-style-name="Standard">
      <style:text-properties officeooo:rsid="0003ede4" officeooo:paragraph-rsid="0003ede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ede4" officeooo:paragraph-rsid="0003ed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ede4" officeooo:paragraph-rsid="0003ede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3ede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54857" officeooo:paragraph-rsid="0005485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ede4" officeooo:paragraph-rsid="0003ede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54857" officeooo:paragraph-rsid="0005485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54857" officeooo:paragraph-rsid="00064866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54857" officeooo:paragraph-rsid="00054857" style:font-weight-asian="normal" style:font-weight-complex="normal"/>
    </style:style>
    <style:style style:name="P10" style:family="paragraph">
      <style:paragraph-properties fo:text-align="center"/>
    </style:style>
    <style:style style:name="T1" style:family="text">
      <style:text-properties officeooo:rsid="0003ede4"/>
    </style:style>
    <style:style style:name="T2" style:family="text">
      <style:text-properties fo:font-variant="normal" fo:text-transform="none" fo:color="#333333" loext:opacity="100%" style:font-name="Liberation Serif" fo:font-size="13pt" fo:letter-spacing="normal" fo:font-style="normal" style:font-size-asian="13pt" style:font-size-complex="13pt"/>
    </style:style>
    <style:style style:name="T3" style:family="text">
      <style:text-properties fo:font-variant="normal" fo:text-transform="none" fo:color="#333333" loext:opacity="100%" style:font-name="Liberation Serif" fo:font-size="13pt" fo:letter-spacing="normal" fo:font-style="normal" officeooo:rsid="0003ede4" style:font-size-asian="13pt" style:font-size-complex="13pt"/>
    </style:style>
    <style:style style:name="T4" style:family="text">
      <style:text-properties fo:font-variant="normal" fo:text-transform="none" fo:color="#333333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333333" loext:opacity="100%" style:font-name="Liberation Serif" fo:font-size="13pt" fo:letter-spacing="normal" fo:language="ru" fo:country="RU" fo:font-style="normal" style:font-size-asian="13pt" style:font-size-complex="13pt"/>
    </style:style>
    <style:style style:name="T6" style:family="text">
      <style:text-properties fo:font-variant="normal" fo:text-transform="none" fo:color="#333333" loext:opacity="100%" style:font-name="Liberation Serif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333333" loext:opacity="100%" style:font-name="Liberation Serif" fo:letter-spacing="normal" fo:language="ru" fo:country="RU" fo:font-style="normal"/>
    </style:style>
    <style:style style:name="T8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style:font-size-asian="12pt" style:font-size-complex="12pt"/>
    </style:style>
    <style:style style:name="T9" style:family="text">
      <style:text-properties fo:font-variant="normal" fo:text-transform="none" fo:color="#333333" loext:opacity="100%" fo:font-size="13pt" fo:letter-spacing="normal" fo:language="ru" fo:country="RU" fo:font-style="normal" style:font-size-asian="13pt" style:font-size-complex="13pt"/>
    </style:style>
    <style:style style:name="T10" style:family="text">
      <style:text-properties fo:font-variant="normal" fo:text-transform="none" fo:color="#333333" loext:opacity="100%" fo:letter-spacing="normal" fo:language="ru" fo:country="RU" fo:font-style="normal"/>
    </style:style>
    <style:style style:name="T11" style:family="text">
      <style:text-properties fo:font-variant="normal" fo:text-transform="none" fo:color="#362e48" loext:opacity="100%" style:font-name="Liberation Serif" fo:font-size="7pt" fo:letter-spacing="normal" fo:language="ru" fo:country="RU" fo:font-style="normal" style:font-size-asian="13pt" style:font-size-complex="13pt"/>
    </style:style>
    <style:style style:name="T12" style:family="text">
      <style:text-properties fo:font-variant="normal" fo:text-transform="none" fo:color="#362e48" loext:opacity="100%" style:font-name="Liberation Serif" fo:letter-spacing="normal" fo:language="ru" fo:country="RU" fo:font-style="normal"/>
    </style:style>
    <style:style style:name="T13" style:family="text">
      <style:text-properties fo:font-variant="normal" fo:text-transform="none" fo:color="#362e48" loext:opacity="100%" style:font-name="Liberation Serif" fo:font-size="12pt" fo:letter-spacing="normal" fo:language="ru" fo:country="RU" fo:font-style="normal" style:font-size-asian="12pt" style:font-size-complex="12pt"/>
    </style:style>
    <style:style style:name="T14" style:family="text">
      <style:text-properties fo:font-variant="normal" fo:text-transform="none" fo:color="#362e48" loext:opacity="100%" style:font-name="Liberation Serif" fo:font-size="12pt" fo:letter-spacing="normal" fo:language="ru" fo:country="RU" fo:font-style="normal" officeooo:rsid="00064866" style:font-size-asian="12pt" style:font-size-complex="12pt"/>
    </style:style>
    <style:style style:name="T15" style:family="text">
      <style:text-properties fo:font-variant="normal" fo:text-transform="none" fo:color="#362e48" loext:opacity="100%" style:font-name="Liberation Serif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362e48" loext:opacity="100%" style:font-name="Liberation Serif" fo:font-size="12pt" fo:letter-spacing="normal" fo:language="ru" fo:country="RU" fo:font-style="normal" fo:font-weight="bold" officeooo:rsid="00064866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362e48" loext:opacity="100%" style:font-name="Liberation Serif" fo:font-size="12pt" fo:letter-spacing="normal" fo:language="en" fo:country="US" fo:font-style="normal" style:font-size-asian="12pt" style:font-size-complex="12pt"/>
    </style:style>
    <style:style style:name="T18" style:family="text">
      <style:text-properties fo:font-variant="normal" fo:text-transform="none" fo:color="#362e48" loext:opacity="100%" style:font-name="Liberation Serif" fo:font-size="12pt" fo:letter-spacing="normal" fo:language="en" fo:country="US" fo:font-style="normal" officeooo:rsid="00064866" style:font-size-asian="12pt" style:font-size-complex="12pt"/>
    </style:style>
    <style:style style:name="T19" style:family="text">
      <style:text-properties fo:font-variant="normal" fo:text-transform="none" fo:color="#362e48" loext:opacity="100%" style:font-name="Montserrat" fo:font-size="7pt" fo:letter-spacing="normal" fo:language="ru" fo:country="RU" fo:font-style="normal" style:font-size-asian="13pt" style:font-size-complex="13pt"/>
    </style:style>
    <style:style style:name="T20" style:family="text">
      <style:text-properties fo:font-variant="normal" fo:text-transform="none" fo:color="#362e48" loext:opacity="100%" fo:font-size="7pt" fo:letter-spacing="normal" fo:language="ru" fo:country="RU" fo:font-style="normal" style:font-size-asian="13pt" style:font-size-complex="13pt"/>
    </style:style>
    <style:style style:name="T21" style:family="text">
      <style:text-properties fo:font-variant="normal" fo:text-transform="none" fo:color="#4471bb" loext:opacity="100%" style:text-line-through-style="none" style:text-line-through-type="none" style:font-name="Liberation Serif" fo:font-size="7pt" fo:letter-spacing="normal" fo:language="ru" fo:country="RU" fo:font-style="normal" style:text-underline-style="none" style:text-blinking="false" fo:background-color="#ffffff" loext:char-shading-value="0" style:font-size-asian="13pt" style:font-size-complex="13pt" loext:padding="0cm" loext:border="none"/>
    </style:style>
    <style:style style:name="T22" style:family="text">
      <style:text-properties fo:font-variant="normal" fo:text-transform="none" fo:color="#4471bb" loext:opacity="100%" style:text-line-through-style="none" style:text-line-through-type="none" style:font-name="Liberation Serif" fo:letter-spacing="normal" fo:language="ru" fo:country="RU" fo:font-style="normal" style:text-underline-style="none" style:text-blinking="false" fo:background-color="#ffffff" loext:char-shading-value="0" loext:padding="0cm" loext:border="none"/>
    </style:style>
    <style:style style:name="T23" style:family="text">
      <style:text-properties fo:font-variant="normal" fo:text-transform="none" fo:color="#4471bb" loext:opacity="100%" style:text-line-through-style="none" style:text-line-through-type="none" style:font-name="Liberation Serif" fo:font-size="12pt" fo:letter-spacing="normal" fo:language="ru" fo:country="RU" fo:font-style="normal" style:text-underline-style="none" style:text-blinking="false" fo:background-color="#ffffff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4471bb" loext:opacity="100%" style:text-line-through-style="none" style:text-line-through-type="none" style:font-name="Montserrat" fo:font-size="7pt" fo:letter-spacing="normal" fo:language="ru" fo:country="RU" fo:font-style="normal" style:text-underline-style="none" style:text-blinking="false" fo:background-color="#ffffff" loext:char-shading-value="0" style:font-size-asian="13pt" style:font-size-complex="13pt" loext:padding="0cm" loext:border="none"/>
    </style:style>
    <style:style style:name="T25" style:family="text">
      <style:text-properties fo:font-variant="normal" fo:text-transform="none" fo:color="#4471bb" loext:opacity="100%" style:text-line-through-style="none" style:text-line-through-type="none" fo:font-size="7pt" fo:letter-spacing="normal" fo:language="ru" fo:country="RU" fo:font-style="normal" style:text-underline-style="none" style:text-blinking="false" fo:background-color="#ffffff" loext:char-shading-value="0" style:font-size-asian="13pt" style:font-size-complex="13pt" loext:padding="0cm" loext:border="none"/>
    </style:style>
    <style:style style:name="gr1" style:family="graphic">
      <style:graphic-properties draw:textarea-vertical-align="middle" draw:auto-grow-height="false" fo:min-height="4.729cm" fo:min-width="6.4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4.184cm" fo:min-width="3.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5.676cm" fo:min-width="6.585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4.844cm" fo:min-width="7.73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4.822cm" fo:min-width="7.973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легамм-бот Мотопомощь</text:p>
      <text:p text:style-name="P1"/>
      <text:p text:style-name="P4"><text:span text:style-name="T1">Ложников Тимофе</text:span><text:span text:style-name="T2">й </text:span><text:span text:style-name="T3">Сергеевич</text:span></text:p>
      <text:p text:style-name="P4"><text:span text:style-name="T3"/></text:p>
      <text:p text:style-name="P6"><text:span text:style-name="T4">Мото-помощь</text:span><text:span text:style-name="T2"> — это телеграмм бот созданный для помощи людям, которые только знакомятсы с мототехникой или уже знакомы, н незнают, как её починить.</text:span></text:p>
      <text:p text:style-name="P6"><text:span text:style-name="T2"/></text:p>
      <text:p text:style-name="P6"><text:span text:style-name="T4">Цель проекта:</text:span><text:span text:style-name="T2"> </text:span><text:span text:style-name="T5">создать тг бот, который будет содержать в себе базу проблем с мотоциклами и способами решения этих проблем, помощь в освоении управления мотоциклом и (по возможности) рассылку свежих новостей в мототематике.</text:span></text:p>
      <text:p text:style-name="P6"><text:span text:style-name="T5"/></text:p>
      <text:p text:style-name="P3"><text:span text:style-name="T5">Аудитория продукта: </text:span><text:span text:style-name="T6">люди которым интересны мотоциклы\которые владеют ими, или как-то связаны с ними, люди которые не связаны с мотоциелами, но хотят изучить эту тему.</text:span></text:p>
      <text:p text:style-name="P3"><text:span text:style-name="T6"/></text:p>
      <text:p text:style-name="P5"><text:span text:style-name="T5">Функционал тг бота:</text:span></text:p>
      <text:p text:style-name="P9"><draw:custom-shape text:anchor-type="paragraph" draw:z-index="0" draw:name="Фигура 1" draw:style-name="gr5" svg:width="7.974cm" svg:height="4.823cm" svg:x="4.912cm" svg:y="0.296cm"><text:p/><draw:enhanced-geometry svg:viewBox="0 0 21600 21600" draw:glue-points="10800 0 0 10800 10800 21600 21600 10800" draw:type="flowchart-process" draw:enhanced-path="M 0 0 L 21600 0 21600 21600 0 21600 0 0 Z N"/></draw:custom-shape><text:span text:style-name="T5"/></text:p>
      <text:p text:style-name="P9"><text:span text:style-name="T5"/></text:p>
      <text:p text:style-name="P9"><text:span text:style-name="T5">1Открытие главного меню</text:span></text:p>
      <text:p text:style-name="P9"><text:span text:style-name="T5">бота и просмотр</text:span></text:p>
      <text:p text:style-name="P9"><text:span text:style-name="T5">новостей мото мира(бот </text:span></text:p>
      <text:p text:style-name="P9"><text:span text:style-name="T5">автоматически рассылает их,</text:span></text:p>
      <text:p text:style-name="P9"><text:span text:style-name="T5">с ссылкой на статьи(ссылка</text:span></text:p>
      <text:p text:style-name="P9"><text:span text:style-name="T5">по возможности))</text:span></text:p>
      <text:p text:style-name="P9"><text:span text:style-name="T5"/></text:p>
      <text:p text:style-name="P9"><text:span text:style-name="T5"/></text:p>
      <text:p text:style-name="P9"><draw:custom-shape text:anchor-type="paragraph" draw:z-index="3" draw:name="Фигура 4" draw:style-name="gr2" draw:text-style-name="P10" svg:width="3.2cm" svg:height="4.185cm" svg:x="7.264cm" svg:y="0.109cm"><text:p/>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</draw:custom-shape><text:span text:style-name="T5"/></text:p>
      <text:p text:style-name="P9"><text:span text:style-name="T5"/></text:p>
      <text:p text:style-name="P7"><text:span text:style-name="T5"/></text:p>
      <text:p text:style-name="P7"><draw:custom-shape text:anchor-type="paragraph" draw:z-index="1" draw:name="Фигура 2" draw:style-name="gr4" svg:width="7.739cm" svg:height="4.844cm" svg:x="-0.78cm" svg:y="0.494cm"><text:p/><draw:enhanced-geometry svg:viewBox="0 0 21600 21600" draw:glue-points="10800 0 0 10800 10800 21600 21600 10800" draw:type="flowchart-process" draw:enhanced-path="M 0 0 L 21600 0 21600 21600 0 21600 0 0 Z N"/></draw:custom-shape><text:span text:style-name="T5"/></text:p>
      <text:p text:style-name="P7"><draw:custom-shape text:anchor-type="paragraph" draw:z-index="2" draw:name="Фигура 3" draw:style-name="gr3" svg:width="6.585cm" svg:height="5.677cm" svg:x="10.77cm" svg:y="0.318cm"><text:p/><draw:enhanced-geometry svg:viewBox="0 0 21600 21600" draw:glue-points="10800 0 0 10800 10800 21600 21600 10800" draw:type="flowchart-process" draw:enhanced-path="M 0 0 L 21600 0 21600 21600 0 21600 0 0 Z N"/></draw:custom-shape><text:span text:style-name="T5"/></text:p>
      <text:p text:style-name="P7"><text:span text:style-name="T5">2 открытие «Поиск проблемы» <text:s text:c="45"/>2 Регистрация или вход в</text:span></text:p>
      <text:p text:style-name="P7"><text:span text:style-name="T5"><text:s/>2.1поиск марки мотоцикла <text:s text:c="54"/>аккаунт пользователя</text:span></text:p>
      <text:p text:style-name="P7"><text:span text:style-name="T5"><text:s/>2.2поиск хештегов в каком <text:s text:c="52"/>(есть система рангов вплоть </text:span></text:p>
      <text:p text:style-name="P7"><text:span text:style-name="T5">месте поломка <text:s text:c="74"/>до админа)</text:span></text:p>
      <text:p text:style-name="P7"><text:span text:style-name="T5">2.3 какие звуки издает мотоцикл <text:s text:c="42"/>2.1 человек пишет свою </text:span></text:p>
      <text:p text:style-name="P7"><text:span text:style-name="T5">если такие присутствуют <text:s text:c="56"/>проблему и решение к ней</text:span></text:p>
      <text:p text:style-name="P7"><draw:custom-shape text:anchor-type="paragraph" draw:z-index="4" draw:name="Фигура 5" draw:style-name="gr1" draw:text-style-name="P10" svg:width="6.492cm" svg:height="4.728cm" svg:x="5.242cm" svg:y="0.303cm"><text:p/>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5">2.4 поиск проблемы в базе <text:s text:c="51"/>2.2 админы проверяют что</text:span></text:p>
      <text:p text:style-name="P7"><text:span text:style-name="T5"><text:s text:c="98"/>написал человек и если этой</text:span></text:p>
      <text:p text:style-name="P7"><text:span text:style-name="T5"><text:s text:c="97"/>проблемы или решения</text:span></text:p>
      <text:p text:style-name="P7"><text:span text:style-name="T5"><text:s text:c="97"/>в базе нет, то они появляются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8"><text:soft-page-break/><text:span text:style-name="T15">Системные требования Telegram</text:span><text:span text:style-name="T16">:</text:span><text:span text:style-name="T13"> </text:span></text:p>
      <text:p text:style-name="P8"><text:span text:style-name="T14">1 </text:span><text:span text:style-name="T13">Процессор с тактовой частотой 800 MHz или более мощный </text:span></text:p>
      <text:p text:style-name="P8"><text:span text:style-name="T14">2 </text:span><text:span text:style-name="T13">Оперативная память 128 Мб </text:span><text:span text:style-name="T17">или</text:span><text:span text:style-name="T13"> больше </text:span></text:p>
      <text:p text:style-name="P8"><text:span text:style-name="T14">3 </text:span><text:span text:style-name="T13">Свободное место на жёстком диске от 49 Мб Архитектура с разрядностью 32 бит или 64 бит (x86 или x64) </text:span></text:p>
      <text:p text:style-name="P8"><text:span text:style-name="T14">4 </text:span><text:span text:style-name="T13">Операционная система Windows XP, Windows Vista, Windows 7, Windows 8, Windows 10</text:span><text:span text:style-name="T8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Helvetica Neue', sans-serif"/>
    <style:font-face style:name="NSimSun" svg:font-family="NSimSun" style:font-family-generic="system" style:font-pitch="variable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1T22:42:33.445000000</meta:creation-date>
    <dc:date>2024-04-01T23:13:56.951000000</dc:date>
    <meta:editing-duration>PT5M25S</meta:editing-duration>
    <meta:editing-cycles>1</meta:editing-cycles>
    <meta:document-statistic meta:table-count="0" meta:image-count="0" meta:object-count="0" meta:page-count="2" meta:paragraph-count="27" meta:word-count="222" meta:character-count="2115" meta:non-whitespace-character-count="1243"/>
    <meta:generator>LibreOffice/7.2.2.2$Windows_X86_64 LibreOffice_project/02b2acce88a210515b4a5bb2e46cbfb63fe97d56</meta:generator>
  </office:meta>
</office:document-meta>
</file>